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mlink.setAction( String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link.setLink( String l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link.record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Symlink.handleError(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mlink.setOverwrite( boolean o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link.deleteSymlink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link.dele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ymlink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ymlink.deleteSymlink( File linkf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link.setFailOnError( boolean fo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link.writePropertyFile( Properties properties , File 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ymlink.recrea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ymlink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ymlink.findLinks( Vector v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ymlink.loadLinks( Vector v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Symlink.setDefa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ymlink.setLinkfilename( String l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link.doLink( String res , String lnk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ymlink.setResource(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link.sing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ymlink.addFileset( File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